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Preformatted_20_Text">
      <style:paragraph-properties fo:line-height="150%" fo:break-before="page"/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ановка задачи и классическое решение </text:p>
      <text:p text:style-name="P1">Не многие исследования в области математики удостоены присуждения </text:p>
      <text:p text:style-name="P1">Нобелевской премии. Дело в том, что за абстрактные математические результаты </text:p>
      <text:p text:style-name="P1">Нобелевская премия не присуждается, но можно получить премию, если прикладные </text:p>
      <text:p text:style-name="P1">исследования будут признаны специалистами из других областей: физики, экономики, </text:p>
      <text:p text:style-name="P1">химии или медицины. Именно так произошло с теорией игр. Ее методы нашли </text:p>
      <text:p text:style-name="P1">многочисленные применения в военных науках, биологии, психологии, социологии, в </text:p>
      <text:p text:style-name="P1">области информационных технологий и, конечно же, в области экономики. Достаточно </text:p>
      <text:p text:style-name="P1">лишь сказать, что за 40 лет присуждения Нобелевских премий по экономике 5 раз </text:p>
      <text:p text:style-name="P1">премии присуждались за достижения в области теории игр. </text:p>
      <text:p text:style-name="P1">В 1994 году Нобелевская премия по экономике была присуждена Джону Нэшу «за </text:p>
      <text:p text:style-name="P1">анализ равновесия в теории некоалиционных игр». До выхода в свет диссертации </text:p>
      <text:p text:style-name="P1">Джона Нэша исследования проводились основном в области игр с нулевой суммой, где </text:p>
      <text:p text:style-name="P1">суммарный выигрыш одних участников равен суммарному проигрышу других. Нэш </text:p>
      <text:p text:style-name="P1">исследовал игры с ненулевой суммой, в которых возможны ситуации, выгодные сразу </text:p>
      <text:p text:style-name="P1">для всех участников. Так, например, в случае спора руководства завода и профсоюза о </text:p>
      <text:p text:style-name="P1">повышении заработной платы он может закончиться забастовкой, что не выгодно сразу </text:p>
      <text:p text:style-name="P1"><text:soft-page-break/>обоим участникам спора, тогда как от определенного соглашения все участники </text:p>
      <text:p text:style-name="P1">конфликта могут в общей сложности остаться в выигрыше. Нэш выделил специальный </text:p>
      <text:p text:style-name="P1">класс ситуаций в игре (т.е. фиксированных стратегий всех участников игры) – такие </text:p>
      <text:p text:style-name="P1">ситуации, от которых не выгодно отклоняться в одиночку никому из игроков. Позже </text:p>
      <text:p text:style-name="P1">такие ситуации были названы ситуациями равновесия по Нэшу. </text:p>
      <text:p text:style-name="P1">Ситуации равновесия могут существовать и в антагонистических играх – играх </text:p>
      <text:p text:style-name="P1">двух игроков, в которых величина выигрыша одного численно равна величине </text:p>
      <text:p text:style-name="P1">проигрыша другого. Такие игры удобно представлять в форме матриц, строкам </text:p>
      <text:p text:style-name="P1">которых соответствуют стратегии 1-ого игрока, столбцам – стратегии 2-ого, а элементы </text:p>
      <text:p text:style-name="P1">матрицы i, j a показывают величину выигрыша 1-ого игрока (и, соответственно, </text:p>
      <text:p text:style-name="P1">проигрыша 2-ого), если 1-ый игрок изберет стратегию i, а 2-ой игрок – стратегию j. При </text:p>
      <text:p text:style-name="P1">выборе стратегии i гарантированный доход 1-ого игрока составит , min j i j </text:p>
      <text:p text:style-name="P1">a , независимо </text:p>
      <text:p text:style-name="P1">от стратегии 2-ого игрока. Естественно стремиться максимизировать свой минимально </text:p>
      <text:p text:style-name="P1">возможный доход и избрать стратегию i: , max(min ) i j i j </text:p>
      <text:p text:style-name="P1">a – это принцип выбора </text:p>
      <text:p text:style-name="P1">максиминной стратегии. Похожие рассуждения можно применить и к действиям 2-ого </text:p>
      <text:p text:style-name="P1">игрока. При выборе стратегии j его максимально возможный проигрыш составит</text:p>
      <text:p text:style-name="P1"/>
      <text:p text:style-name="P2"/>
      <text:p text:style-name="P1">16 </text:p>
      <text:p text:style-name="P1">, max i i j </text:p>
      <text:p text:style-name="P1">a . Естественно избрать такую стратегию, которая минимизировала бы </text:p>
      <text:p text:style-name="P1">максимально возможный проигрыш, т.е. избрать стратегию j: , min(max ) j i i j </text:p>
      <text:p text:style-name="P1">a – избрать </text:p>
      <text:p text:style-name="P1">минимаксную стратегию поведения. Можно легко доказать, что верно следующее </text:p>
      <text:p text:style-name="P1">неравенство: , , max(min ) min(max ) i j i j j i i j </text:p>
      <text:p text:style-name="P1">a £ a [1]. При этом, если достигается равенство, то </text:p>
      <text:p text:style-name="P1">соответствующая ему ситуация (i*, j* ) будет равновесной, т.е. никому из игроков будет </text:p>
      <text:p text:style-name="P1">не выгодно отклоняться от нее в одиночку. Действительно, чтобы ситуация (i*, j* ) </text:p>
      <text:p text:style-name="P1">была равновесной необходимо и достаточно, чтобы элемент i*, j* a был максимальным в </text:p>
      <text:p text:style-name="P1">столбце и минимальным в строке. Как не сложно сообразить, в этом случае этот же </text:p>
      <text:p text:style-name="P1">элемент будет соответствовать гарантированному выигрышу 1-ого игрока при </text:p>
      <text:p text:style-name="P1">максиминной стратегии и гарантированному проигрышу 2-ого игрока при </text:p>
      <text:p text:style-name="P1">минимаксной стратегии, т.е. они совпадут. При этом совпасть они могут только для </text:p>
      <text:p text:style-name="P1">равновесных стратегий. В этом случае ситуация называется решением игры. </text:p>
      <text:p text:style-name="P1">Тем не менее, на практике ситуаций равновесия может оказаться несколько, что </text:p>
      <text:p text:style-name="P1">не дает возможности однозначно предсказать исход игры для случая, когда игроки </text:p>
      <text:p text:style-name="P1">выбирают максиминную и минимаксную стратегии соответственно. Что еще хуже, если </text:p>
      <text:p text:style-name="P1">равенства нет, то ситуации равновесия в игре не существует! Для решения указанной </text:p>
      <text:p text:style-name="P1"><text:soft-page-break/>проблемы был предложен метод решения матричных игр в смешанных стратегиях. </text:p>
      <text:p text:style-name="P1">Данный метод удобен для многократно повторяющихся игр. В основе метода лежит </text:p>
      <text:p text:style-name="P1">идея рандомизации выбора стратегий игроками [2]. </text:p>
      <text:p text:style-name="P1">По определению, смешанной стратегией 1-ого игрока называется набор </text:p>
      <text:p text:style-name="P1">неотрицательных чисел 1 2 { , ,..., }m</text:p>
      <text:p text:style-name="P1">x x x , удовлетворяющий условию </text:p>
      <text:p text:style-name="P1">1 </text:p>
      <text:p text:style-name="P1">1 </text:p>
      <text:p text:style-name="P1">m </text:p>
      <text:p text:style-name="P1">i </text:p>
      <text:p text:style-name="P1">i </text:p>
      <text:p text:style-name="P1">x </text:p>
      <text:p text:style-name="P1">= </text:p>
      <text:p text:style-name="P1">å = . В этом </text:p>
      <text:p text:style-name="P1">случае i x интерпретируется как вероятность применения 1-ым игроком i-ой стратегии. </text:p>
      <text:p text:style-name="P1">Аналогично, набор неотрицательных чисел 1 2 { , ,..., }n</text:p>
      <text:p text:style-name="P1">y y y , удовлетворяющий условию </text:p>
      <text:p text:style-name="P1">1 </text:p>
      <text:p text:style-name="P1">1 </text:p>
      <text:p text:style-name="P1">n </text:p>
      <text:p text:style-name="P1">j </text:p>
      <text:p text:style-name="P1">j </text:p>
      <text:p text:style-name="P1">y </text:p>
      <text:p text:style-name="P1">= </text:p>
      <text:p text:style-name="P1">å = является смешанной стратегией 2-ого игрока, j y интерпретируется как </text:p>
      <text:p text:style-name="P1">вероятность выбора 2-ым игроком j-ой стратегии. Если задать смешанные стратегии </text:p>
      <text:p text:style-name="P1"><text:soft-page-break/>игроков, то математическое ожидание выигрыша 1-ого игрока составит </text:p>
      <text:p text:style-name="P1">, </text:p>
      <text:p text:style-name="P1">1 1 </text:p>
      <text:p text:style-name="P1">( , ) </text:p>
      <text:p text:style-name="P1">m n </text:p>
      <text:p text:style-name="P1">i j i j </text:p>
      <text:p text:style-name="P1">i j </text:p>
      <text:p text:style-name="P1">F x y a x y </text:p>
      <text:p text:style-name="P1">= = </text:p>
      <text:p text:style-name="P1">= åå . Если 1-ый игрок по-прежнему будет руководствоваться </text:p>
      <text:p text:style-name="P1">максиминными соображениями, то ему необходимо выбрать такое распределение </text:p>
      <text:p text:style-name="P1">вероятностей своих стратегий (т.е. такой набор чисел 1 2 { , ,..., } m x x x ), при котором он </text:p>
      <text:p text:style-name="P1">сможет максимизировать наименьший ожидаемый выигрыш , </text:p>
      <text:p text:style-name="P1">1 1 </text:p>
      <text:p text:style-name="P1">max min </text:p>
      <text:p text:style-name="P1">m n </text:p>
      <text:p text:style-name="P1">x X y Y i j i j i j </text:p>
      <text:p text:style-name="P1">a x y </text:p>
      <text:p text:style-name="P1">Î Î </text:p>
      <text:p text:style-name="P1">= = </text:p>
      <text:p text:style-name="P1">é ù </text:p>
      <text:p text:style-name="P1">ê ú </text:p>
      <text:p text:style-name="P1">ë û </text:p>
      <text:p text:style-name="P1">åå , </text:p>
      <text:p text:style-name="P1">где 1 2 ( , ,..., )m</text:p>
      <text:p text:style-name="P1">X = x x x , 1 2 ( , ,..., )n</text:p>
      <text:p text:style-name="P1">Y = y y y . Аналогично, руководствуясь минимаксной </text:p>
      <text:p text:style-name="P1">стратегией, 2-ой игрок изберет такое распределение вероятностей, чтобы </text:p>
      <text:p text:style-name="P1"><text:soft-page-break/>минимизировать наибольший ожидаемый проигрыш: , </text:p>
      <text:p text:style-name="P1">1 1 </text:p>
      <text:p text:style-name="P1">min max </text:p>
      <text:p text:style-name="P1">m n </text:p>
      <text:p text:style-name="P1">y Y x X i j i j i j </text:p>
      <text:p text:style-name="P1">a x y </text:p>
      <text:p text:style-name="P1">Î Î </text:p>
      <text:p text:style-name="P1">= = </text:p>
      <text:p text:style-name="P1">é ù </text:p>
      <text:p text:style-name="P1">ê ú </text:p>
      <text:p text:style-name="P1">ë û </text:p>
      <text:p text:style-name="P1">åå . В этом </text:p>
      <text:p text:style-name="P1">случае оптимальными смешанными стратегиями игроков (x*, y*) будут называться </text:p>
      <text:p text:style-name="P1">такие стратегии, при которых достигается ситуация равновесия в игре, т.е. равенство </text:p>
      <text:p text:style-name="P1">, , </text:p>
      <text:p text:style-name="P1">1 1 1 1 </text:p>
      <text:p text:style-name="P1">max min min max </text:p>
      <text:p text:style-name="P1">m n m n </text:p>
      <text:p text:style-name="P1">x X y Y i j i j y Y x X i j i j i j i j </text:p>
      <text:p text:style-name="P1">a x y a x y </text:p>
      <text:p text:style-name="P1">Î Î Î Î </text:p>
      <text:p text:style-name="P1">= = = = </text:p>
      <text:p text:style-name="P1">é ù é ù </text:p>
      <text:p text:style-name="P1">ê ú = ê ú </text:p>
      <text:p text:style-name="P1">ë û ë û </text:p>
      <text:p text:style-name="P1">åå åå . Джон фон Нейман доказал</text:p>
      <text:p text:style-name="P1"/>
      <text:p text:style-name="P2"/>
      <text:p text:style-name="P1">17 </text:p>
      <text:p text:style-name="P1">фундаментальную теорему теории матричных игр, согласно которой любая игра </text:p>
      <text:p text:style-name="P1">имеет решение (т.е. ситуацию равновесия) в смешанных стратегиях. </text:p>
      <text:p text:style-name="P1">Существуют различные методы нахождения решений матричных игр в </text:p>
      <text:p text:style-name="P1">смешанных стратегиях, одним из наиболее простых из которых является переход к </text:p>
      <text:p text:style-name="P1">решению эквивалентной задачи линейного программирования 1 1 ( ) max m f x x+ = ® при </text:p>
      <text:p text:style-name="P1">ограничениях 1 </text:p>
      <text:p text:style-name="P1">1 , 1 </text:p>
      <text:p text:style-name="P1">1 1 </text:p>
      <text:p text:style-name="P1">{ | , 1, ; 1; 0, 1, } </text:p>
      <text:p text:style-name="P1">m m </text:p>
      <text:p text:style-name="P1">m </text:p>
      <text:p text:style-name="P1">i j i m i i </text:p>
      <text:p text:style-name="P1">i i </text:p>
      <text:p text:style-name="P1">D x R + a x x j n x x i m </text:p>
      <text:p text:style-name="P1">+ </text:p>
      <text:p text:style-name="P1">= = </text:p>
      <text:p text:style-name="P1">= Î å ³ = = å ³ = для 1-ого </text:p>
      <text:p text:style-name="P1">игрока. </text:p>
      <text:p text:style-name="P1">Для 2-ого игрока получим, соответственно, задачу 2 1 ( ) min n f y y+ = ® при </text:p>
      <text:p text:style-name="P1">ограничениях 1 </text:p>
      <text:p text:style-name="P1">2 , 1 </text:p>
      <text:p text:style-name="P1">1 1 </text:p>
      <text:p text:style-name="P1">{ | , 1, ; 1; 0, 1, } </text:p>
      <text:p text:style-name="P1">n n </text:p>
      <text:p text:style-name="P1">n </text:p>
      <text:p text:style-name="P1"><text:soft-page-break/>i j j n j j </text:p>
      <text:p text:style-name="P1">j j </text:p>
      <text:p text:style-name="P1">D y R + a y y i m y y j n </text:p>
      <text:p text:style-name="P1">+ </text:p>
      <text:p text:style-name="P1">= = </text:p>
      <text:p text:style-name="P1">= Î å £ = = å ³ = . При этом, </text:p>
      <text:p text:style-name="P1">не сложно заметить, что задачи 1-ого и 2-ого игроков являются двойственными друг </text:p>
      <text:p text:style-name="P1">другу, а значит, оптимальные значения целевых функций этих задач совпадают. </text:p>
      <text:p text:style-name="P1">Отсюда по сути уже следует существование решения в смешанных стратегиях. </text:p>
      <text:p text:style-name="P1">Критика метода смешанных стратегий и переход к нечеткости </text:p>
      <text:p text:style-name="P1">Как было показано ранее, в чистых стратегиях в игре может не существовать </text:p>
      <text:p text:style-name="P1">ситуации равновесия. </text:p>
      <text:p text:style-name="P1">Ориентация на оптимальные смешанные стратегии позволяет первому игроку </text:p>
      <text:p text:style-name="P1">максимизировать наименьший ожидаемый выигрыш 1-ого игрока и минимизировать </text:p>
      <text:p text:style-name="P1">наибольший ожидаемый проигрыш 2-ого игрока. Однако такой выбор может быть </text:p>
      <text:p text:style-name="P1">оправдан лишь для многократно повторяющихся игр. В отдельной игре каждый из </text:p>
      <text:p text:style-name="P1">игроков даже при реализации «оптимальной» смешанной стратегии может очень </text:p>
      <text:p text:style-name="P1">сильно проиграть! В отдельных играх смешанные стратегии не только не обещают </text:p>
      <text:p text:style-name="P1">максимального выигрыша, но даже не защищают от максимально возможного </text:p>
      <text:p text:style-name="P1">проигрыша, т.е. каждый игрок может принять худшее из всех возможных решений! </text:p>
      <text:p text:style-name="P1">Выбор максиминных и минимаксных стратегий хорошо подходит для </text:p>
      <text:p text:style-name="P1">осторожных игроков. Он позволяет не проиграть слишком много, не выиграть </text:p>
      <text:p text:style-name="P1">слишком мало. Но некоторые игроки могут быть более склонны к риску, и </text:p>
      <text:p text:style-name="P1"><text:soft-page-break/>ориентироваться на те стратегии, которые могут обеспечить им максимально </text:p>
      <text:p text:style-name="P1">возможный выигрыш, некоторые стараются максимизировать средний ожидаемый </text:p>
      <text:p text:style-name="P1">выигрыш, т.е. выбор минимакса или максимина не является единственно возможным </text:p>
      <text:p text:style-name="P1">хорошим в некотором смысле решением. </text:p>
      <text:p text:style-name="P1">Наконец, ориентация на смешанные стратегии подразумевает отсутствие какой- </text:p>
      <text:p text:style-name="P1">либо информации о психологии соперника, предполагая лишь, что он действует </text:p>
      <text:p text:style-name="P1">рационально. Однако, как заметил Герберт Саймон в своей теории ограниченной </text:p>
      <text:p text:style-name="P1">рациональности, большинство людей рациональны только отчасти и эмоциональны </text:p>
      <text:p text:style-name="P1">либо иррациональны в остальных ситуациях. Выбор рационального решения нередко </text:p>
      <text:p text:style-name="P1">подразумевает какие-либо сложные вычисления, которыми игроки могут не владеть </text:p>
      <text:p text:style-name="P1">или же они могут не иметь возможности их осуществить (из-за трудоемкости </text:p>
      <text:p text:style-name="P1">вычислений, отсутствия всей необходимой информации или каких-либо еще причин). </text:p>
      <text:p text:style-name="P1">Возможно также, что затраты на принятие оптимального решения могут быть </text:p>
      <text:p text:style-name="P1">недопустимо высоки и не окупят возможных преимуществ, поэтому рационально в </text:p>
      <text:p text:style-name="P1">такой ситуации будет принять какое-либо другое «достаточно хорошее» решение. </text:p>
      <text:p text:style-name="P1">На практике мы можем иметь о противнике какую-либо дополнительную </text:p>
      <text:p text:style-name="P1">информацию и на ее основе делать какие-либо предположения относительно его </text:p>
      <text:p text:style-name="P1">поведения. При этом наши предположения практически всегда носят нечеткий </text:p>
      <text:p text:style-name="P1">характер. К примеру, наши предположения могут иметь такой вид: «если противник</text:p>
      <text:p text:style-name="P1"><text:soft-page-break/></text:p>
      <text:p text:style-name="P2"/>
      <text:p text:style-name="P1">18 </text:p>
      <text:p text:style-name="P1">самоуверен, то, скорей всего, он выберет стратегию максимизации максимального </text:p>
      <text:p text:style-name="P1">дохода». </text:p>
      <text:p text:style-name="P1">Оперировать с подобными высказываниями и принимать на их основе </text:p>
      <text:p text:style-name="P1">количественное рациональное решение помогает аппарат созданной Лотфи Заде </text:p>
      <text:p text:style-name="P1">теории нечетких множеств. В отличие от классической теории множеств, где каждый </text:p>
      <text:p text:style-name="P1">элемент может либо принадлежать, либо не принадлежать какому-либо множеству, в </text:p>
      <text:p text:style-name="P1">теории нечетких множеств предполагается, что любой элемент x принадлежит </text:p>
      <text:p text:style-name="P1">множеству A с некоторой степенью принадлежности mA (x)Î[0,1] . Пара ( , ( )) A A m x </text:p>
      <text:p text:style-name="P1">образует нечеткое множество. Несмотря на кажущееся сходство с вероятностной </text:p>
      <text:p text:style-name="P1">мерой, функция принадлежности по своей природе имеет совершенно другой характер. </text:p>
      <text:p text:style-name="P1">Так, если бы мы с вероятностью 0,7 предполагали, что наш противник склонен к риску, </text:p>
      <text:p text:style-name="P1">то это означало бы лишь, что из 100 встречавшихся нам похожих в каком-либо смысле </text:p>
      <text:p text:style-name="P1">противников примерно 70 были склонны к риску. Такие данные хороши в условиях </text:p>
      <text:p text:style-name="P1">полной неопределенности относительно нашего противника и при наличии </text:p>
      <text:p text:style-name="P1">необходимой статистики. Степень принадлежности равная 0,7 к множеству </text:p>
      <text:p text:style-name="P1">противников склонных к риску можно интерпретировать примерно, как что противник </text:p>
      <text:p text:style-name="P1">скорей склонен к риску, чем не склонен, но уверенность в этом не полная. <text:soft-page-break/>Такая </text:p>
      <text:p text:style-name="P1">уверенность хоть и субъективна, но зато не предполагает наличия каких-либо </text:p>
      <text:p text:style-name="P1">статистических данных, учитывает конкретного противника и, так или иначе, </text:p>
      <text:p text:style-name="P1">формализует всю совокупность наших знаний о нем и нашего опыта. Если мы играем с </text:p>
      <text:p text:style-name="P1">ребенком или домохозяйкой, или же мы играем с каким-либо ученым, опытным </text:p>
      <text:p text:style-name="P1">игроком, специалистом в данной области, то такие знания глупо не учитывать, хотя </text:p>
      <text:p text:style-name="P1">они, конечно же, не гарантируют правильность наших предположений. Часто мы, так </text:p>
      <text:p text:style-name="P1">или иначе, знаем нашего противника и можем, хотя бы на интуитивном уровне, </text:p>
      <text:p text:style-name="P1">предполагать, чем он будет руководствоваться при принятии решения. </text:p>
      <text:p text:style-name="P1">В общем случае наши предположения могут носить достаточно сложный </text:p>
      <text:p text:style-name="P1">характер. К примеру, мы можем предполагать, что «если противник опытный и ведет </text:p>
      <text:p text:style-name="P1">себя самоуверенно, то он будет руководствоваться принципом оптимальных </text:p>
      <text:p text:style-name="P1">смешанных стратегий, если выпавшая стратегия будет не слишком плохой». Если </text:p>
      <text:p text:style-name="P1">противник осторожный, то он будет руководствоваться максиминной стратегией. Если </text:p>
      <text:p text:style-name="P1">противник склонен к риску и не опытен, то он выберет стратегию, соответствующую </text:p>
      <text:p text:style-name="P1">максимально возможному доходу. Таким образом, мы можем составить целую базу </text:p>
      <text:p text:style-name="P1">нечетких правил. При этом нам необходимо эвристически или аналитически задать </text:p>
      <text:p text:style-name="P1">степени принадлежности противника к каждому из нечетких множеств. Также </text:p>
      <text:p text:style-name="P1">необходимо научиться осуществлять логические операции над нечеткими </text:p>
      <text:p text:style-name="P1">множествами. Так, в первом примере нам необходимо обработать целых три нечетких </text:p>
      <text:p text:style-name="P1"><text:soft-page-break/>множества: А={опытный противник}, В={самоуверенный противник} и С={не </text:p>
      <text:p text:style-name="P1">слишком плохая стратегия} и на основе их обработки осуществить процедуру </text:p>
      <text:p text:style-name="P1">нечеткого вывода. Методам обработки подобных высказываний посвящен следующий </text:p>
      <text:p text:style-name="P1">раздел данной статьи. </text:p>
      <text:p text:style-name="P1">Процедура обработки нечетких правил в антагонистических играх </text:p>
      <text:p text:style-name="P1">Определим классическим образом основные логические операции над нечеткими </text:p>
      <text:p text:style-name="P1">множествами [3–5]. </text:p>
      <text:p text:style-name="P1">· Объединение (соответствует логической операции «или»): </text:p>
      <text:p text:style-name="P1">( ) max[ ( ), ( )] A B A B m x m x m x È = . </text:p>
      <text:p text:style-name="P1">· Пересечение (соответствует логической операции «и»): </text:p>
      <text:p text:style-name="P1">( ) min[ ( ), ( )] A B A B m x m x m x Ç = . </text:p>
      <text:p text:style-name="P1">· Дополнение (соответствует логической операции «не»): ( ) 1 ( ) A A m x = -m x .</text:p>
      <text:p text:style-name="P1"/>
      <text:p text:style-name="P2"/>
      <text:p text:style-name="P1">19 </text:p>
      <text:p text:style-name="P1">Тогда обработку нечетких правил вида: {Пi: если ( x есть i A ) и ( y есть i B ), то </text:p>
      <text:p text:style-name="P1">i z }, где ,i i A B – некоторые нечеткие множества, а i z – конкретное решение можно </text:p>
      <text:p text:style-name="P1">произвести следующим образом. </text:p>
      <text:p text:style-name="P1">Сначала оценим степень нашей уверенности в результате. Для конкретного </text:p>
      <text:p text:style-name="P1">противника определяем степень истинности для предпосылок каждого правила </text:p>
      <text:p text:style-name="P1">Ai ( 0 ), Bi ( 0 ) m x m y . Для нашего примера, уверенность в том, что противник изберет </text:p>
      <text:p text:style-name="P1">стратегию i z составит 0 0 min[ ( ), ( )] i Ai Bi a = m x m y , т.к. использовалась операция </text:p>
      <text:p text:style-name="P1">дизъюнкции, т.е. логического пересечения двух высказываний. </text:p>
      <text:p text:style-name="P1">Затем определяем уверенность i a </text:p>
      <text:p text:style-name="P1">для каждой из возможных стратегий. Если мы </text:p>
      <text:p text:style-name="P1">считаем, что противник выберет стратегию i z , то оптимальным решением по этой </text:p>
      <text:p text:style-name="P1">стратегии для него будет некоторое решение j* . Нашим оптимальным ответом будет </text:p>
      <text:p text:style-name="P1">выбор решения * </text:p>
      <text:p text:style-name="P1">* </text:p>
      <text:p text:style-name="P1">, : max i i j </text:p>
      <text:p text:style-name="P1">i a . </text:p>
      <text:p text:style-name="P1">Теперь мы можем воспользоваться модифицированным вариантом смешанных </text:p>
      <text:p text:style-name="P1">стратегий, для выбора оптимальной стратегии, основанной на обработке базы </text:p>
      <text:p text:style-name="P1">нечетких правил. Определим вероятности выбора каждого из допустимых решений как </text:p>
      <text:p text:style-name="P1">i </text:p>
      <text:p text:style-name="P1">i </text:p>
      <text:p text:style-name="P1">i </text:p>
      <text:p text:style-name="P1"><text:soft-page-break/>i </text:p>
      <text:p text:style-name="P1">p </text:p>
      <text:p text:style-name="P1">a</text:p>
      <text:p text:style-name="P1">a </text:p>
      <text:p text:style-name="P1">= å . Теперь мы можем считать, что с вероятностью i p противник будет </text:p>
      <text:p text:style-name="P1">руководствоваться стратегией i z , согласно которой он выберет решение j* , на которое </text:p>
      <text:p text:style-name="P1">мы с этой же вероятностью ответим решением * </text:p>
      <text:p text:style-name="P1">* </text:p>
      <text:p text:style-name="P1">, : max i i j </text:p>
      <text:p text:style-name="P1">i a . </text:p>
      <text:p text:style-name="P1">Расчетный пример </text:p>
      <text:p text:style-name="P1">Продемонстрируем предложенную идею на конкретном примере. </text:p>
      <text:p text:style-name="P1">Предположим, что как нам, так и нашему сопернику известна следующая матрица </text:p>
      <text:p text:style-name="P1">игры: </text:p>
      <text:p text:style-name="P1">2 3 4 5 </text:p>
      <text:p text:style-name="P1">3 4 5 6 </text:p>
      <text:p text:style-name="P1">4 5 6 7 </text:p>
      <text:p text:style-name="P1">5 6 7 8 </text:p>
      <text:p text:style-name="P1">M </text:p>
      <text:p text:style-name="P1">é - - ù </text:p>
      <text:p text:style-name="P1">ê- - ú = ê ú </text:p>
      <text:p text:style-name="P1">ê - - ú </text:p>
      <text:p text:style-name="P1">ê- - ú ë û</text:p>
      <text:p text:style-name="P1">. </text:p>
      <text:p text:style-name="P1">Из матрицы видно, что как мы, так и наш противник должны выбрать одно из 4 </text:p>
      <text:p text:style-name="P1">решений. В каждой строке матрицы есть как положительные, так и отрицательные </text:p>
      <text:p text:style-name="P1">выигрыши, соответственно, данная игра может быть как выигрышной, так и </text:p>
      <text:p text:style-name="P1"><text:soft-page-break/>проигрышной для каждого из игроков. Если мы попытаемся руководствоваться </text:p>
      <text:p text:style-name="P1">максиминной стратегией, то выберем решение 1 или решение 2 (т.к. в этом случае мы </text:p>
      <text:p text:style-name="P1">проиграем не больше 5 у.е., а при выборе решения 3 или 4 был риск проиграть 7 у.е.). </text:p>
      <text:p text:style-name="P1">Руководствуясь минимаксной стратегией, наш противник выберет решение 1 (т.к. в </text:p>
      <text:p text:style-name="P1">этом случае он проиграет не более 4 у.е., тогда как при выборе другого решения для </text:p>
      <text:p text:style-name="P1">него был риск проиграть больше). 5 ¹ 4 , а значит ситуации равновесия по Нэшу в </text:p>
      <text:p text:style-name="P1">данной игре нет. Действительно, при таком выборе возможна реализация одной из </text:p>
      <text:p text:style-name="P1">двух ситуаций: или мы выиграем 2 у.е., или проиграем 3. Однако, если бы мы точно </text:p>
      <text:p text:style-name="P1">знали, что противник будет руководствоваться минимаксной стратегией, то выбрали бы </text:p>
      <text:p text:style-name="P1">решение 3, что гарантировала бы нам выигрыш 4 у.е., т.е. указанные ситуации не </text:p>
      <text:p text:style-name="P1">являются равновесными, т.к. отклоняться от них выгодно. Итак, в чистых стратегиях </text:p>
      <text:p text:style-name="P1">указанная игра ситуаций равновесия не имеет.</text:p>
      <text:p text:style-name="P1"/>
      <text:p text:style-name="P2"/>
      <text:p text:style-name="P1">20 </text:p>
      <text:p text:style-name="P1">Предположим для примера, что мы сформулировали следующую базу из 3-х </text:p>
      <text:p text:style-name="P1">нечетких правил: </text:p>
      <text:p text:style-name="P1">П1: {Если противник неопытный или склонен к риску, то он выберет решение по </text:p>
      <text:p text:style-name="P1">принципу максимизации максимума возможного дохода}. </text:p>
      <text:p text:style-name="P1">П2: {Если противник осторожный, то он выберет решение по минимаксному </text:p>
      <text:p text:style-name="P1">принципу}. </text:p>
      <text:p text:style-name="P1">П3: {Если противник опытный, то он выберет решение по минимаксному </text:p>
      <text:p text:style-name="P1">принципу, если средний выигрыш при таком решении будет не слишком низким и </text:p>
      <text:p text:style-name="P1">решение, максимизирующее средний выигрыш в противном случае}. </text:p>
      <text:p text:style-name="P1">Заметим, что данная база, конечно же, не претендует на полноту. Однако, что </text:p>
      <text:p text:style-name="P1">есть, то есть. Если мы считаем необходимым, то можем дополнить правила. </text:p>
      <text:p text:style-name="P1">Зададим соответствующие нечеткие множества: </text:p>
      <text:p text:style-name="P1">A={опытный противник}. Мы можем считать, например, что, если противник </text:p>
      <text:p text:style-name="P1">играет в эту игру не более чем в 3-ий раз, то он точно неопытный, если более чем в 20- </text:p>
      <text:p text:style-name="P1">ый – точно опытный. Промежуточные результаты мы можем, например, </text:p>
      <text:p text:style-name="P1">аппроксимировать с помощью прямой, задав функцию принадлежности следующим </text:p>
      <text:p text:style-name="P1">образом: </text:p>
      <text:p text:style-name="P1">0, 3 </text:p>
      <text:p text:style-name="P1">( ) 3 , 3 20 </text:p>
      <text:p text:style-name="P1">21 3 </text:p>
      <text:p text:style-name="P1">1, 20 </text:p>
      <text:p text:style-name="P1">A </text:p>
      <text:p text:style-name="P1">x </text:p>
      <text:p text:style-name="P1">x x x </text:p>
      <text:p text:style-name="P1"><text:soft-page-break/>x </text:p>
      <text:p text:style-name="P1">m </text:p>
      <text:p text:style-name="P1">£ ìï </text:p>
      <text:p text:style-name="P1">- ï=</text:p>
      <text:p text:style-name="P1">í &lt; £ </text:p>
      <text:p text:style-name="P1">ï -</text:p>
      <text:p text:style-name="P1">&gt; ïî </text:p>
      <text:p text:style-name="P1">. </text:p>
      <text:p text:style-name="P1">B={осторожный противник}. Формализовать конкретно выбор функции </text:p>
      <text:p text:style-name="P1">принадлежности здесь достаточно сложно. Но можно исходить при оценке из наших </text:p>
      <text:p text:style-name="P1">интуитивных (экспертных) соображений. К примеру, если мы точно уверены, что </text:p>
      <text:p text:style-name="P1">противник осторожный, то задать 0 (</text:p>
      <text:p text:style-name="P1">) 1 B m y = , если к осторожным мы его причислить </text:p>
      <text:p text:style-name="P1">никак не можем, то задать 0 () 0 B m y = , если сложно сказать, т.е. данных, на основе </text:p>
      <text:p text:style-name="P1">которых мы можем делать хоть какие-то предположения у нас совершенно </text:p>
      <text:p text:style-name="P1">недостаточно, то задать 0 ( ) 0.5 B m y = и т.д. </text:p>
      <text:p text:style-name="P1">C={противник склонный к риску}. Заметим, что противники склонные к риску </text:p>
      <text:p text:style-name="P1">неосторожны и наоборот, т.е. можно считать, что C = B (дополнение к множеству B). </text:p>
      <text:p text:style-name="P1">D={средний выигрыш слишком низкий}. К примеру, мы можем считать, что </text:p>
      <text:p text:style-name="P1">средний выигрыш при решении точно слишком низкий, если он отрицательный, и </text:p>
      <text:p text:style-name="P1">точно не слишком низкий, если составляет более 2/3 максимально возможного </text:p>
      <text:p text:style-name="P1">выигрыша. Для простоты снова аппроксимируем промежуточные значения с помощью </text:p>
      <text:p text:style-name="P1">прямой, и зададим соответствующую функцию принадлежности следующим образом: </text:p>
      <text:p text:style-name="P1"><text:soft-page-break/>max </text:p>
      <text:p text:style-name="P1">max </text:p>
      <text:p text:style-name="P1">max </text:p>
      <text:p text:style-name="P1">max </text:p>
      <text:p text:style-name="P1">1, 0 </text:p>
      <text:p text:style-name="P1">2 </text:p>
      <text:p text:style-name="P1">( ) 3 , 0 2 2 0 3 </text:p>
      <text:p text:style-name="P1">3 </text:p>
      <text:p text:style-name="P1">0, 2</text:p>
      <text:p text:style-name="P1">3 </text:p>
      <text:p text:style-name="P1">D </text:p>
      <text:p text:style-name="P1">z</text:p>
      <text:p text:style-name="P1">z z </text:p>
      <text:p text:style-name="P1">z z z </text:p>
      <text:p text:style-name="P1">z</text:p>
      <text:p text:style-name="P1">z z </text:p>
      <text:p text:style-name="P1">m </text:p>
      <text:p text:style-name="P1">ìï</text:p>
      <text:p text:style-name="P1">£ </text:p>
      <text:p text:style-name="P1">ïï </text:p>
      <text:p text:style-name="P1">ï - = &lt; &lt; íï</text:p>
      <text:p text:style-name="P1">- </text:p>
      <text:p text:style-name="P1">ïï </text:p>
      <text:p text:style-name="P1">³ ïî </text:p>
      <text:p text:style-name="P1">Рассчитаем значения степени принадлежности нашего противника к каждому из </text:p>
      <text:p text:style-name="P1">указанных нечетких множеств. Пусть мы знаем, что противник играет в 9-ый раз. Тогда </text:p>
      <text:p text:style-name="P1">0 </text:p>
      <text:p text:style-name="P1">( ) 9 3 1 </text:p>
      <text:p text:style-name="P1"><text:soft-page-break/>A 21 3 3 m x </text:p>
      <text:p text:style-name="P1">- </text:p>
      <text:p text:style-name="P1">= = </text:p>
      <text:p text:style-name="P1">- </text:p>
      <text:p text:style-name="P1">. Пусть мы предполагаем, что противник скорей осторожный, чем</text:p>
      <text:p text:style-name="P1"/>
      <text:p text:style-name="P2"/>
      <text:p text:style-name="P1">21 </text:p>
      <text:p text:style-name="P1">нет, но точно не уверены. Тогда предположим, что mB (y0 ) = 0.7 . Наконец, максимально </text:p>
      <text:p text:style-name="P1">возможный выигрыш противника в нашей игре равен max z = 7 . Если он изберет </text:p>
      <text:p text:style-name="P1">минимаксную стратегию, то, согласно этой стратегии, как было замечено ранее, </text:p>
      <text:p text:style-name="P1">оптимальным для него будет решение 1. В этом случае его средний выигрыш составит </text:p>
      <text:p text:style-name="P1">2 ( 3) 4 ( 5) 1 </text:p>
      <text:p text:style-name="P1">4 2 </text:p>
      <text:p text:style-name="P1">z + - + + - </text:p>
      <text:p text:style-name="P1">=- = , следовательно, </text:p>
      <text:p text:style-name="P1">2 7 1 ( ) 3 2 25 2 7 0 28 </text:p>
      <text:p text:style-name="P1">3 </text:p>
      <text:p text:style-name="P1">D m z </text:p>
      <text:p text:style-name="P1">× - </text:p>
      <text:p text:style-name="P1">= = </text:p>
      <text:p text:style-name="P1">× - </text:p>
      <text:p text:style-name="P1">Теперь рассчитаем степень уверенности в каждом из решений противника. </text:p>
      <text:p text:style-name="P1">Для максимизации максимума дохода будем иметь: </text:p>
      <text:p text:style-name="P1">1 </text:p>
      <text:p text:style-name="P1">max[1 1 ,1 0.7] 2 0.67 </text:p>
      <text:p text:style-name="P1">3 3 </text:p>
      <text:p text:style-name="P1">a = - - = » . Мы взяли функцию максимума, т.к. «или», 1 1</text:p>
      <text:p text:style-name="P1">3 </text:p>
      <text:p text:style-name="P1">- , т.к. </text:p>
      <text:p text:style-name="P1">«неопытный» - дополнение к опытному, 1- 0.7 , т.к. «склонный к риску» – дополнение </text:p>
      <text:p text:style-name="P1">к «осторожному». </text:p>
      <text:p text:style-name="P1"><text:soft-page-break/>Аналогично, для минимаксного принципа по правилу П2: 2 a = 0.7 (т.к. </text:p>
      <text:p text:style-name="P1">принадлежность к множеству осторожных противников мы уже определили). </text:p>
      <text:p text:style-name="P1">Для минимаксного принципа по правилу П3: 3 </text:p>
      <text:p text:style-name="P1">min 1 ,1 25 3 </text:p>
      <text:p text:style-name="P1">3 28 28 </text:p>
      <text:p text:style-name="P1">a = éê - ùú = ë û </text:p>
      <text:p text:style-name="P1">. Взяли </text:p>
      <text:p text:style-name="P1">минимум, т.к. противник должен быть опытным «и» выигрыш должен быть не </text:p>
      <text:p text:style-name="P1">слишком низкий, 1 25 </text:p>
      <text:p text:style-name="P1">28 </text:p>
      <text:p text:style-name="P1">- , т.к. «не слишком низкий» - дополнение к «слишком низкий». </text:p>
      <text:p text:style-name="P1">Заметим, что в случае не очень низкого среднего выигрыша по минимаксному </text:p>
      <text:p text:style-name="P1">принципу опытный противник выберет, как и во втором правиле, минимаксное </text:p>
      <text:p text:style-name="P1">решение. Таким образом, минимаксное решение принимается в одном из двух случаев, </text:p>
      <text:p text:style-name="P1">устраивает любой, а значит, здесь логика «или», следовательно, степень уверенности в </text:p>
      <text:p text:style-name="P1">минимаксном решении должна быть рассчитана как </text:p>
      <text:p text:style-name="P1">2 2 3 </text:p>
      <text:p text:style-name="P1">max[ , ] max[0.7, 3 ] 0.7 </text:p>
      <text:p text:style-name="P1">28 </text:p>
      <text:p text:style-name="P1">b = a a = = </text:p>
      <text:p text:style-name="P1">Наконец, для принципа максимизации среднего выигрыша мы будем иметь: </text:p>
      <text:p text:style-name="P1">4 </text:p>
      <text:p text:style-name="P1">min 1 , 25 1 0.33 </text:p>
      <text:p text:style-name="P1">3 28 3 </text:p>
      <text:p text:style-name="P1">a = = éê ùú » ë û </text:p>
      <text:p text:style-name="P1">. </text:p>
      <text:p text:style-name="P1">Не следует удивляться тому, что сумма полученных уверенностей для всех правил </text:p>
      <text:p text:style-name="P1"><text:soft-page-break/>превышает 1, ведь указанные множества не являются взаимоисключающими. К </text:p>
      <text:p text:style-name="P1">примеру, противник может быть одновременно и опытным, и осторожным, или, </text:p>
      <text:p text:style-name="P1">напротив, быть при этом склонным к риску (скорей всего, разумному). Однако для </text:p>
      <text:p text:style-name="P1">подсчета соответствующих вероятностей нам необходимо провести нормировку. </text:p>
      <text:p text:style-name="P1">1 </text:p>
      <text:p text:style-name="P1">1 </text:p>
      <text:p text:style-name="P1">1 2 4 </text:p>
      <text:p text:style-name="P1">0.67 2 </text:p>
      <text:p text:style-name="P1">0.67 0.7 0.33 5 </text:p>
      <text:p text:style-name="P1">p a </text:p>
      <text:p text:style-name="P1">a b a </text:p>
      <text:p text:style-name="P1">= = » </text:p>
      <text:p text:style-name="P1">+ + + + </text:p>
      <text:p text:style-name="P1">– оценка вероятности выбора противником </text:p>
      <text:p text:style-name="P1">стратегии максимизации максимума дохода. Аналогично, 2 </text:p>
      <text:p text:style-name="P1">2 </text:p>
      <text:p text:style-name="P1">1 2 4 </text:p>
      <text:p text:style-name="P1">2</text:p>
      <text:p text:style-name="P1">5 </text:p>
      <text:p text:style-name="P1">p b </text:p>
      <text:p text:style-name="P1">a b a </text:p>
      <text:p text:style-name="P1">= » </text:p>
      <text:p text:style-name="P1">+ + </text:p>
      <text:p text:style-name="P1">– </text:p>
      <text:p text:style-name="P1">вероятность выбора минимаксной стратегии, 4 </text:p>
      <text:p text:style-name="P1">3 </text:p>
      <text:p text:style-name="P1">1 2 4 </text:p>
      <text:p text:style-name="P1">1</text:p>
      <text:p text:style-name="P1"><text:soft-page-break/>5 </text:p>
      <text:p text:style-name="P1">p a </text:p>
      <text:p text:style-name="P1">a b a </text:p>
      <text:p text:style-name="P1">= » </text:p>
      <text:p text:style-name="P1">+ + </text:p>
      <text:p text:style-name="P1">- вероятность выбора </text:p>
      <text:p text:style-name="P1">стратегии максимизации среднего выигрыша. </text:p>
      <text:p text:style-name="P1">По принципу максимизации максимума доходов противник выберет решение 3 </text:p>
      <text:p text:style-name="P1">или 4, т.к. в этом случае у него есть шанс получить 7 у.е., а при любом другом решений </text:p>
      <text:p text:style-name="P1">он выиграет не более 5 у.е. Тогда, каждый из этих выборов будем считать</text:p>
      <text:p text:style-name="P1"/>
      <text:p text:style-name="P2"/>
      <text:p text:style-name="P1">22 </text:p>
      <text:p text:style-name="P1">равновероятным с 4 </text:p>
      <text:p text:style-name="P1">1</text:p>
      <text:p text:style-name="P1">5 </text:p>
      <text:p text:style-name="P1">p = . Если он выберет решение 3, то нашим оптимальным ответом </text:p>
      <text:p text:style-name="P1">будет решение 3. Если он выберет стратегию 4, то нашим оптимальным ответом будет </text:p>
      <text:p text:style-name="P1">решение 4 (совпадение случайно!). По минимаксному принципу противник выберет </text:p>
      <text:p text:style-name="P1">решение 1, нашим оптимальным ответом будет решение 3. Наконец, по принципу </text:p>
      <text:p text:style-name="P1">максимизации среднего выигрыша (сумма значений в столбце, взятая с обратным </text:p>
      <text:p text:style-name="P1">знаком) противник выберет решение 1 или решение 3. Их также можно считать </text:p>
      <text:p text:style-name="P1">равновероятными с вероятностями 5 </text:p>
      <text:p text:style-name="P1">1 </text:p>
      <text:p text:style-name="P1">10 </text:p>
      <text:p text:style-name="P1">p = , но нашим оптимальным ответом в любом </text:p>
      <text:p text:style-name="P1">случае здесь будет решение 3. </text:p>
      <text:p text:style-name="P1">Просуммируем соответствующие вероятности для каждого из наших </text:p>
      <text:p text:style-name="P1">оптимальных ответов. Решение 3 мы должны принять с вероятностью </text:p>
      <text:p text:style-name="P1">6 </text:p>
      <text:p text:style-name="P1">1 2 1 4 </text:p>
      <text:p text:style-name="P1">5 5 5 5 </text:p>
      <text:p text:style-name="P1">p = + + = и решение 4 с вероятностью 7 </text:p>
      <text:p text:style-name="P1">1</text:p>
      <text:p text:style-name="P1">5 </text:p>
      <text:p text:style-name="P1">p = . Это и есть оптимальные </text:p>
      <text:p text:style-name="P1">смешанные стратегии. На практике их можно реализовать, к примеру, по <text:soft-page-break/>методу </text:p>
      <text:p text:style-name="P1">пропорциональной рулетки: разбить рулетку на 5 одинаковых секторов, 1 закрасить </text:p>
      <text:p text:style-name="P1">черным цветом, 4 – белым. Если стрелка укажет на белый сектор, то выбрать решение </text:p>
      <text:p text:style-name="P1">3, если на черный – решение 4. </text:p>
      <text:p text:style-name="P1">Заключение </text:p>
      <text:p text:style-name="P1">В статье обоснована неэффективность классического метода смешанных </text:p>
      <text:p text:style-name="P1">стратегий для одиночных игр и игр, в которых мы обладаем какой-либо </text:p>
      <text:p text:style-name="P1">дополнительной информацией о психологии поведения противника. Подобная </text:p>
      <text:p text:style-name="P1">информация практически всегда носит нечеткий характер. Для антагонистических игр с </text:p>
      <text:p text:style-name="P1">нечеткой информацией предложены правила выбора оптимальных смешанных </text:p>
      <text:p text:style-name="P1">нечетких стратегий. За рамками рассмотрения статьи остались методы принятия </text:p>
      <text:p text:style-name="P1">решений для неантагонистических игр с нечеткой информацией, игр с нечеткими </text:p>
      <text:p text:style-name="P1">выигрышами, игр с несчетным нечетким множеством возможных решений. В </text:p>
      <text:p text:style-name="P1">дальнейшем планируется провести исследование указанных задач. </text:p>
      <text:p text:style-name="P1">Литература </text:p>
      <text:p text:style-name="P1">1. Петросян Л.А. и др. Теория игр. – М.: Высшая школа, Книжный дом </text:p>
      <text:p text:style-name="P1">«Университете». – 1998. – 304 с. </text:p>
      <text:p text:style-name="P1">2. Конюховский П.В. Математические методы исследования операций в экономике. – </text:p>
      <text:p text:style-name="P1">СПб: Изд-во Санкт-Петербургского университета. – 2008. – 395 с. </text:p>
      <text:p text:style-name="P1">3. Леоненков А.В. Нечеткое моделирование в среде MATLAB и fuzzyTECH. – СПб: </text:p>
      <text:p text:style-name="P1">БХВ-Петербург. – 2005. – 736 с. </text:p>
      <text:p text:style-name="P1">4. Кричевский М.Л. Интеллектуальные методы в менеджменте. – СПб: Питер. – 2005. </text:p>
      <text:p text:style-name="P1"><text:soft-page-break/>– 304 с. </text:p>
      <text:p text:style-name="P1">5. Штовба С.Д. Проектирование нечетких систем средствами MATLAB. – М.: Горячая </text:p>
      <text:p text:style-name="P1">линия – Телеком. – 2007. – 288 с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602</meta:generator>
    <meta:document-statistic meta:table-count="0" meta:image-count="0" meta:object-count="0" meta:page-count="28" meta:paragraph-count="534" meta:word-count="3684" meta:character-count="22243" meta:non-whitespace-character-count="18586"/>
  </office:meta>
</office:document-meta>
</file>